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3.05cm" fo:min-width="3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4.75cm" fo:min-width="3.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2cm" svg:height="13.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2cm" svg:height="0.32cm" svg:x="1.7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31.751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1.75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cm" svg:height="0.32cm" svg:x="31.75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1-11-20T19:04:50.608000000</dc:date>
    <meta:editing-duration>P16DT7H4M13S</meta:editing-duration>
    <meta:editing-cycles>2</meta:editing-cycles>
    <meta:generator>LibreOffice/6.4.6.2$Windows_X86_64 LibreOffice_project/0ce51a4fd21bff07a5c061082cc82c5ed232f115</meta:generator>
    <meta:document-statistic meta:object-count="77"/>
  </office:meta>
</office:document-meta>
</file>